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996666" draw:opacity="50%" draw:textarea-vertical-align="top" draw:shadow-opacity="50%"/>
    </style:style>
    <style:style style:name="gr4" style:family="graphic" style:parent-style-name="standard">
      <style:graphic-properties draw:fill-color="#aecf00" draw:opacity="25%" draw:textarea-vertical-align="top" draw:shadow-opacity="25%"/>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marker-start="to-many" draw:marker-end="to-many" draw:textarea-vertical-align="middle"/>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fo:min-height="0.9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style:font-size-asian="10pt" style:font-size-complex="10pt"/>
    </style:style>
    <style:style style:name="P4" style:family="paragraph">
      <style:paragraph-properties fo:text-align="center"/>
      <style:text-properties fo:font-size="8pt" style:font-size-asian="8pt" style:font-size-complex="8pt"/>
    </style:style>
    <style:style style:name="P5" style:family="paragraph">
      <style:paragraph-properties fo:text-align="end"/>
    </style:style>
    <style:style style:name="P6" style:family="paragraph">
      <style:paragraph-properties fo:text-align="center"/>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3" draw:layer="layout" svg:width="3.683cm" svg:height="4.964cm" svg:x="8.847cm" svg:y="3.402cm">
          <text:p text:style-name="P1"><text:span text:style-name="T1">parties</text:span></text:p>
          <text:p text:style-name="P2"><text:span text:style-name="T1"/></text:p>
          <text:p text:style-name="P2"><text:span text:style-name="T1">id</text:span></text:p>
          <text:p text:style-name="P2"><text:span text:style-name="T1">party_type_id</text:span></text:p>
          <text:p text:style-name="P2"><text:span text:style-name="T1">first_name</text:span></text:p>
          <text:p text:style-name="P2"><text:span text:style-name="T1">middle_name</text:span></text:p>
          <text:p text:style-name="P2"><text:span text:style-name="T1">last_name</text:span></text:p>
          <text:p text:style-name="P2"><text:span text:style-name="T1">company</text:span></text:p>
          <text:p text:style-name="P2"><text:span text:style-name="T1">email</text:span></text:p>
          <text:p text:style-name="P2"><text:span text:style-name="T1">website</text:span></text:p>
          <text:p text:style-name="P2"><text:span text:style-name="T1"/></text:p>
          <text:p text:style-name="P2"><text:span text:style-name="T1"/></text:p>
        </draw:rect>
        <draw:line draw:style-name="gr2" draw:text-style-name="P1" draw:layer="layout" svg:x1="8.847cm" svg:y1="4.037cm" svg:x2="12.53cm" svg:y2="4.037cm">
          <text:p/>
        </draw:line>
        <draw:rect draw:style-name="gr1" draw:text-style-name="P3" draw:layer="layout" svg:width="3.683cm" svg:height="3.175cm" svg:x="2.416cm" svg:y="3.374cm">
          <text:p text:style-name="P1"><text:span text:style-name="T1">party_type_id</text:span></text:p>
          <text:p text:style-name="P2"><text:span text:style-name="T1"/></text:p>
          <text:p text:style-name="P2"><text:span text:style-name="T1">id</text:span></text:p>
          <text:p text:style-name="P2"><text:span text:style-name="T1">code</text:span></text:p>
          <text:p text:style-name="P2"><text:span text:style-name="T1">name</text:span></text:p>
          <text:p text:style-name="P2"><text:span text:style-name="T1">description</text:span></text:p>
        </draw:rect>
        <draw:line draw:style-name="gr2" draw:text-style-name="P1" draw:layer="layout" svg:x1="2.416cm" svg:y1="4.009cm" svg:x2="6.099cm" svg:y2="4.009cm">
          <text:p/>
        </draw:line>
        <draw:rect draw:style-name="gr3" draw:text-style-name="P4" draw:layer="layout" svg:width="2.921cm" svg:height="1.09cm" svg:x="4.359cm" svg:y="7.43cm">
          <text:p text:style-name="P2"><text:span text:style-name="T2">Artist</text:span></text:p>
          <text:p text:style-name="P2"><text:span text:style-name="T2">Artist Group</text:span></text:p>
        </draw:rect>
        <draw:rect draw:style-name="gr1" draw:text-style-name="P3" draw:layer="layout" svg:width="3.683cm" svg:height="4.445cm" svg:x="14.735cm" svg:y="5.725cm">
          <text:p text:style-name="P1"><text:span text:style-name="T1">address</text:span></text:p>
          <text:p text:style-name="P2"><text:span text:style-name="T1"/></text:p>
          <text:p text:style-name="P2"><text:span text:style-name="T1">id</text:span></text:p>
          <text:p text:style-name="P2"><text:span text:style-name="T1">party_id</text:span></text:p>
          <text:p text:style-name="P2"><text:span text:style-name="T1">prime (T/F)</text:span></text:p>
          <text:p text:style-name="P2"><text:span text:style-name="T1">address1</text:span></text:p>
          <text:p text:style-name="P2"><text:span text:style-name="T1">address2</text:span></text:p>
          <text:p text:style-name="P2"><text:span text:style-name="T1">city</text:span></text:p>
          <text:p text:style-name="P2"><text:span text:style-name="T1">state</text:span></text:p>
          <text:p text:style-name="P2"><text:span text:style-name="T1">country</text:span></text:p>
        </draw:rect>
        <draw:line draw:style-name="gr2" draw:text-style-name="P1" draw:layer="layout" svg:x1="14.735cm" svg:y1="6.36cm" svg:x2="18.418cm" svg:y2="6.36cm">
          <text:p/>
        </draw:line>
        <draw:rect draw:style-name="gr1" draw:text-style-name="P3" draw:layer="layout" svg:width="3.683cm" svg:height="3.429cm" svg:x="14.762cm" svg:y="11.059cm">
          <text:p text:style-name="P1"><text:span text:style-name="T1">phones</text:span></text:p>
          <text:p text:style-name="P2"><text:span text:style-name="T1"/></text:p>
          <text:p text:style-name="P2"><text:span text:style-name="T1">id</text:span></text:p>
          <text:p text:style-name="P2"><text:span text:style-name="T1">party_id</text:span></text:p>
          <text:p text:style-name="P2"><text:span text:style-name="T1">phone_type_id</text:span></text:p>
          <text:p text:style-name="P2"><text:span text:style-name="T1">number</text:span></text:p>
          <text:p text:style-name="P2"><text:span text:style-name="T1">prime (T/F)</text:span></text:p>
          <text:p text:style-name="P2"><text:span text:style-name="T1"/></text:p>
        </draw:rect>
        <draw:line draw:style-name="gr2" draw:text-style-name="P1" draw:layer="layout" svg:x1="14.762cm" svg:y1="11.694cm" svg:x2="18.445cm" svg:y2="11.694cm">
          <text:p/>
        </draw:line>
        <draw:rect draw:style-name="gr1" draw:text-style-name="P3" draw:layer="layout" svg:width="3.683cm" svg:height="3.429cm" svg:x="8.816cm" svg:y="11.905cm">
          <text:p text:style-name="P1"><text:span text:style-name="T1">phone_type_id</text:span></text:p>
          <text:p text:style-name="P2"><text:span text:style-name="T1"/></text:p>
          <text:p text:style-name="P2"><text:span text:style-name="T1">id</text:span></text:p>
          <text:p text:style-name="P2"><text:span text:style-name="T1">code</text:span></text:p>
          <text:p text:style-name="P2"><text:span text:style-name="T1">name</text:span></text:p>
          <text:p text:style-name="P2"><text:span text:style-name="T1">description</text:span></text:p>
        </draw:rect>
        <draw:line draw:style-name="gr2" draw:text-style-name="P1" draw:layer="layout" svg:x1="8.816cm" svg:y1="12.54cm" svg:x2="12.499cm" svg:y2="12.54cm">
          <text:p/>
        </draw:line>
        <draw:rect draw:style-name="gr3" draw:text-style-name="P4" draw:layer="layout" svg:width="2.794cm" svg:height="1.417cm" svg:x="10.986cm" svg:y="16.223cm">
          <text:p text:style-name="P2"><text:span text:style-name="T2">Mobile</text:span></text:p>
          <text:p text:style-name="P2"><text:span text:style-name="T2">Home</text:span></text:p>
          <text:p text:style-name="P2"><text:span text:style-name="T2">Work</text:span></text:p>
        </draw:rect>
        <draw:rect draw:style-name="gr4" draw:text-style-name="P3" xml:id="id3" draw:id="id3" draw:layer="layout" svg:width="3.683cm" svg:height="0.354cm" svg:x="8.848cm" svg:y="4.302cm">
          <text:p/>
        </draw:rect>
        <draw:rect draw:style-name="gr4" draw:text-style-name="P3" xml:id="id1" draw:id="id1" draw:layer="layout" svg:width="3.683cm" svg:height="0.354cm" svg:x="2.449cm" svg:y="4.302cm">
          <text:p/>
        </draw:rect>
        <draw:rect draw:style-name="gr4" draw:text-style-name="P3" xml:id="id2" draw:id="id2" draw:layer="layout" svg:width="3.683cm" svg:height="0.354cm" svg:x="8.85cm" svg:y="4.702cm">
          <text:p/>
        </draw:rect>
        <draw:rect draw:style-name="gr4" draw:text-style-name="P3" xml:id="id6" draw:id="id6" draw:layer="layout" svg:width="3.683cm" svg:height="0.354cm" svg:x="8.851cm" svg:y="12.802cm">
          <text:p/>
        </draw:rect>
        <draw:custom-shape draw:style-name="gr5" draw:text-style-name="P5" draw:layer="layout" svg:width="1.27cm" svg:height="1.27cm" draw:transform="rotate (-1.54758344774427) translate (5.837cm 6.1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5" draw:layer="layout" svg:width="1.27cm" svg:height="1.27cm" draw:transform="rotate (-1.54758344774427) translate (12.237cm 14.96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6" draw:text-style-name="P1" draw:layer="layout" svg:x1="6.132cm" svg:y1="4.479cm" svg:x2="8.85cm" svg:y2="4.879cm" draw:start-shape="id1" draw:start-glue-point="1" draw:end-shape="id2" draw:end-glue-point="3" svg:d="M6132 4479h1359v400h1359">
          <text:p/>
        </draw:connector>
        <draw:rect draw:style-name="gr4" draw:text-style-name="P3" xml:id="id4" draw:id="id4" draw:layer="layout" svg:width="3.683cm" svg:height="0.354cm" svg:x="14.75cm" svg:y="7.002cm">
          <text:p/>
        </draw:rect>
        <draw:rect draw:style-name="gr4" draw:text-style-name="P3" xml:id="id5" draw:id="id5" draw:layer="layout" svg:width="3.683cm" svg:height="0.354cm" svg:x="14.751cm" svg:y="12.402cm">
          <text:p/>
        </draw:rect>
        <draw:connector draw:style-name="gr7" draw:text-style-name="P1" draw:layer="layout" svg:x1="12.531cm" svg:y1="4.479cm" svg:x2="14.75cm" svg:y2="7.179cm" draw:start-shape="id3" draw:start-glue-point="1" draw:end-shape="id4" draw:end-glue-point="3" svg:d="M12531 4479h1110v2700h1109">
          <text:p/>
        </draw:connector>
        <draw:connector draw:style-name="gr7" draw:text-style-name="P1" draw:layer="layout" svg:x1="12.531cm" svg:y1="4.479cm" svg:x2="14.751cm" svg:y2="12.579cm" draw:start-shape="id3" draw:start-glue-point="1" draw:end-shape="id5" draw:end-glue-point="3" svg:d="M12531 4479h1110v8100h1110">
          <text:p/>
        </draw:connector>
        <draw:connector draw:style-name="gr7" draw:text-style-name="P1" draw:layer="layout" svg:x1="12.534cm" svg:y1="12.979cm" svg:x2="14.752cm" svg:y2="12.979cm" draw:start-shape="id6" draw:end-shape="id7" svg:d="M12534 12979h2218">
          <text:p/>
        </draw:connector>
        <draw:rect draw:style-name="gr4" draw:text-style-name="P3" xml:id="id7" draw:id="id7" draw:layer="layout" svg:width="3.683cm" svg:height="0.354cm" svg:x="14.752cm" svg:y="12.802cm">
          <text:p/>
        </draw:rect>
        <draw:frame draw:style-name="gr8" draw:text-style-name="P6" draw:layer="layout" svg:width="18.161cm" svg:height="1.191cm" svg:x="1.8cm" svg:y="1.524cm">
          <draw:text-box>
            <text:p text:style-name="P1"><text:span text:style-name="T3">Artist Registry ERD <text:s/></text:span><text:span text:style-name="T1">1/11/2015</text:span></text:p>
            <text:p><text:span text:style-name="T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to-many" svg:viewBox="0 0 2718 400" svg:d="M0 0c453 0 906 0 1359 0 0 133 0 267 0 400 453 0 906 0 1359 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Link</meta:initial-creator>
    <meta:creation-date>2015-01-11T11:02:49</meta:creation-date>
    <dc:date>2015-01-11T18:45:25</dc:date>
    <dc:creator>David Link</dc:creator>
    <meta:editing-duration>PT7H1M30S</meta:editing-duration>
    <meta:editing-cycles>12</meta:editing-cycles>
    <meta:generator>OpenOffice/4.1.1$Unix OpenOffice.org_project/411m6$Build-9775</meta:generator>
    <meta:document-statistic meta:object-count="26"/>
  </office:meta>
</office:document-meta>
</file>